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Calibri" svg:font-family="Calibri, sans-serif"/>
    <style:font-face style:name="OpenSymbol" svg:font-family="OpenSymbol"/>
    <style:font-face style:name="arial" svg:font-family="arial, helvetica, sans-serif"/>
    <style:font-face style:name="Calibri2" svg:font-family="Calibri" style:font-family-generic="swiss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3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3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3" fo:font-size="24pt" fo:font-weight="bold" officeooo:rsid="001b3c5b" officeooo:paragraph-rsid="001b3c5b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3" fo:font-size="24pt" fo:font-weight="bold" officeooo:rsid="0060d777" officeooo:paragraph-rsid="0023415e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3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8" style:family="paragraph" style:parent-style-name="Standard">
      <style:text-properties fo:text-transform="uppercase" fo:color="#336633" style:font-name="Calibri3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9" style:family="paragraph" style:parent-style-name="Standard">
      <style:text-properties officeooo:paragraph-rsid="001fe28d"/>
    </style:style>
    <style:style style:name="P10" style:family="paragraph" style:parent-style-name="Text_20_body">
      <style:text-properties officeooo:rsid="0013893f" officeooo:paragraph-rsid="0013893f"/>
    </style:style>
    <style:style style:name="P11" style:family="paragraph" style:parent-style-name="Text_20_body">
      <style:text-properties fo:color="#336633" fo:font-size="14pt" officeooo:paragraph-rsid="001fe28d" style:font-size-asian="14pt" style:font-size-complex="14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officeooo:rsid="000779a9" officeooo:paragraph-rsid="00252cc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252ccd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3" fo:font-size="12pt" fo:font-style="normal" style:text-underline-style="solid" style:text-underline-width="auto" style:text-underline-color="font-color" fo:font-weight="normal" officeooo:paragraph-rsid="00252cc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252ccd"/>
    </style:style>
    <style:style style:name="P16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3" fo:font-size="12pt" style:font-size-asian="12pt" style:font-size-complex="12pt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2" fo:font-size="11pt" officeooo:paragraph-rsid="00252ccd" style:font-size-asian="11pt" style:font-size-complex="11pt"/>
    </style:style>
    <style:style style:name="P18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1">
      <style:paragraph-properties fo:margin-top="0.42cm" fo:margin-bottom="0.3cm" loext:contextual-spacing="false"/>
    </style:style>
    <style:style style:name="P21" style:family="paragraph" style:parent-style-name="Heading_20_1">
      <style:paragraph-properties fo:margin-top="0.42cm" fo:margin-bottom="0.3cm" loext:contextual-spacing="false"/>
      <style:text-properties officeooo:rsid="0018c82d" officeooo:paragraph-rsid="0018c82d"/>
    </style:style>
    <style:style style:name="P2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3" fo:font-size="12pt" fo:letter-spacing="-0.012cm" fo:language="zxx" fo:country="none" fo:font-style="normal" style:text-underline-style="none" fo:font-weight="normal" officeooo:rsid="000e633a" officeooo:paragraph-rsid="00252ccd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paragraph-rsid="001b3c5b"/>
    </style:style>
    <style:style style:name="P26" style:family="paragraph" style:parent-style-name="Text_20_body" style:list-style-name="L2">
      <style:text-properties officeooo:paragraph-rsid="0028e489"/>
    </style:style>
    <style:style style:name="P27" style:family="paragraph" style:parent-style-name="Text_20_body" style:list-style-name="L3">
      <style:text-properties officeooo:rsid="001b3c5b" officeooo:paragraph-rsid="001b3c5b"/>
    </style:style>
    <style:style style:name="P28" style:family="paragraph" style:parent-style-name="Text_20_body" style:list-style-name="L3">
      <style:text-properties officeooo:rsid="001b3c5b" officeooo:paragraph-rsid="002aacc6"/>
    </style:style>
    <style:style style:name="P29" style:family="paragraph" style:parent-style-name="Text_20_body" style:list-style-name="L1">
      <style:text-properties style:font-name="Calibri1" fo:font-size="12pt" officeooo:rsid="0028e489" officeooo:paragraph-rsid="0028e489"/>
    </style:style>
    <style:style style:name="P30" style:family="paragraph" style:parent-style-name="Text_20_body" style:list-style-name="L3">
      <style:text-properties officeooo:rsid="002aacc6" officeooo:paragraph-rsid="002aacc6"/>
    </style:style>
    <style:style style:name="P31" style:family="paragraph" style:parent-style-name="Text_20_body">
      <style:text-properties officeooo:paragraph-rsid="001b3c5b"/>
    </style:style>
    <style:style style:name="P32" style:family="paragraph" style:parent-style-name="Text_20_body">
      <style:text-properties officeooo:rsid="00205739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1b3c5b"/>
    </style:style>
    <style:style style:name="T4" style:family="text">
      <style:text-properties fo:color="#999966" officeooo:rsid="001fe28d"/>
    </style:style>
    <style:style style:name="T5" style:family="text">
      <style:text-properties fo:color="#999966" officeooo:rsid="0027ea94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2c88a1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fo:font-style="normal" style:text-underline-style="none" fo:font-weight="normal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80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80" style:font-name="Calibri2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3" style:family="text">
      <style:text-properties officeooo:rsid="001514ac"/>
    </style:style>
    <style:style style:name="T14" style:family="text">
      <style:text-properties officeooo:rsid="001b3c5b"/>
    </style:style>
    <style:style style:name="T15" style:family="text">
      <style:text-properties fo:color="#000080" style:font-name="Calibri2" fo:font-size="12pt" style:font-size-asian="12pt" style:font-size-complex="12pt"/>
    </style:style>
    <style:style style:name="T16" style:family="text">
      <style:text-properties fo:color="#000080" style:font-name="Calibri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7" style:family="text">
      <style:text-properties officeooo:rsid="000e633a"/>
    </style:style>
    <style:style style:name="T18" style:family="text">
      <style:text-properties fo:letter-spacing="-0.014cm" officeooo:rsid="000e633a"/>
    </style:style>
    <style:style style:name="T19" style:family="text">
      <style:text-properties fo:letter-spacing="-0.012cm" officeooo:rsid="000e633a"/>
    </style:style>
    <style:style style:name="T20" style:family="text">
      <style:text-properties style:font-name="Calibri2"/>
    </style:style>
    <style:style style:name="T21" style:family="text">
      <style:text-properties style:font-name="Calibri2" officeooo:rsid="000c4f42"/>
    </style:style>
    <style:style style:name="T22" style:family="text">
      <style:text-properties officeooo:rsid="0028e489"/>
    </style:style>
    <style:style style:name="T23" style:family="text">
      <style:text-properties style:font-name="Calibri1" fo:font-size="12pt" officeooo:rsid="0028e489"/>
    </style:style>
    <style:style style:name="T24" style:family="text">
      <style:text-properties style:font-name="Calibri1" fo:font-size="12pt" officeooo:rsid="002c48aa"/>
    </style:style>
    <style:style style:name="T25" style:family="text">
      <style:text-properties style:font-name="Calibri1" fo:font-size="12pt" officeooo:rsid="001b3c5b"/>
    </style:style>
    <style:style style:name="T26" style:family="text">
      <style:text-properties officeooo:rsid="002aacc6"/>
    </style:style>
    <style:style style:name="T27" style:family="text">
      <style:text-properties officeooo:rsid="002c48a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7.007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text:p text:style-name="P18"/>
      <text:p text:style-name="Standard"/>
      <text:p text:style-name="Standard"/>
      <text:p text:style-name="Standard"><draw:frame draw:style-name="fr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6">UNIDAD 4</text:p>
      <text:p text:style-name="P5">Introducción a java</text:p>
      <text:p text:style-name="P8">RECOMENDACIONES DE ESTUDI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13">Autor<text:span text:style-name="T17">es: Carlos </text:span><text:span text:style-name="T18">Cacho y <text:s/>Raquel </text:span><text:span text:style-name="T19">Torres</text:span></text:p>
      <text:p text:style-name="P13">Revisado por:</text:p>
      <text:p text:style-name="P15"><text:span text:style-name="T7">Lionel <text:s/>Taraz</text:span><text:span text:style-name="T8">ó</text:span><text:span text:style-name="T7">n - </text:span><text:span text:style-name="T11"><text:s/></text:span><text:a xlink:type="simple" xlink:href="mailto:lionel.tarazon@ceedcv.es" text:style-name="Internet_20_link" text:visited-style-name="Visited_20_Internet_20_Link"><text:span text:style-name="T12">lionel.tarazon@ceedcv.es</text:span></text:a><text:span text:style-name="T15"> </text:span></text:p>
      <text:p text:style-name="P12"><text:span text:style-name="T20">F</text:span><text:span text:style-name="T21">co.</text:span><text:span text:style-name="T20"> Javier Valero – </text:span><text:a xlink:type="simple" xlink:href="mailto:franciscojavier.valero@ceedcv.es" text:style-name="Internet_20_link" text:visited-style-name="Visited_20_Internet_20_Link"><text:span text:style-name="T16">franciscojavier.valero@ceedcv.es</text:span></text:a></text:p>
      <text:p text:style-name="P14"/>
      <text:p text:style-name="P22">2019/2020</text:p>
      <text:p text:style-name="P16"><text:tab/><text:tab/><text:tab/><text:tab/><text:tab/><text:tab/><text:tab/><text:tab/><text:tab/></text:p>
      <text:p text:style-name="P19"/>
      <text:p text:style-name="Standard"/>
      <text:p text:style-name="Titulo">UD<text:span text:style-name="T14">4</text:span>. <text:span text:style-name="T14">Introducción a java</text:span></text:p>
      <text:p text:style-name="Titulo"/>
      <text:p text:style-name="Standard"/>
      <text:h text:style-name="P21" text:outline-level="1">Conocimientos previos</text:h>
      <text:list xml:id="list1955061175" text:style-name="L1">
        <text:list-item>
          <text:p text:style-name="P23"><text:span text:style-name="T23">Variables. O</text:span>peradores. Escribir y evaluar expresiones.</text:p>
        </text:list-item>
        <text:list-item>
          <text:p text:style-name="P23">Lectura y escritura <text:span text:style-name="T22">de información.</text:span></text:p>
        </text:list-item>
        <text:list-item>
          <text:p text:style-name="P23">Estructura<text:span text:style-name="T22">s</text:span> <text:span text:style-name="T23">alternativas</text:span>.</text:p>
        </text:list-item>
        <text:list-item>
          <text:p text:style-name="P29">Estructuras repetitivas.</text:p>
        </text:list-item>
        <text:list-item>
          <text:p text:style-name="P23">Resolver problemas <text:span text:style-name="T22">mediante</text:span> ordinogramas.</text:p>
          <text:p text:style-name="P23"/>
        </text:list-item>
      </text:list>
      <text:h text:style-name="P20" text:outline-level="1">Objetivo<text:span text:style-name="T13">s</text:span></text:h>
      <text:p text:style-name="Text_20_body">Los objetivos de esta <text:span text:style-name="T14">unidad</text:span> son:</text:p>
      <text:list xml:id="list386680833" text:style-name="L2">
        <text:list-item>
          <text:p text:style-name="P24">Instalación de JDK y NetBeans.</text:p>
        </text:list-item>
        <text:list-item>
          <text:p text:style-name="P26"><text:span text:style-name="T22">Programación, c</text:span>ompilación y ejecución de programa<text:span text:style-name="T22">s en lenguaje</text:span> J<text:span text:style-name="T22">ava</text:span>.</text:p>
        </text:list-item>
        <text:list-item>
          <text:p text:style-name="P25">Confección de programas <text:span text:style-name="T22">a partir </text:span>de los ordinogramas vistos <text:span text:style-name="T22">anteriormente</text:span>.</text:p>
        </text:list-item>
      </text:list>
      <text:p text:style-name="P10"/>
      <text:h text:style-name="P20" text:outline-level="1">Contenidos</text:h>
      <text:list xml:id="list1188086799" text:style-name="L3">
        <text:list-item>
          <text:p text:style-name="P28"><text:span text:style-name="T26">Introducción</text:span></text:p>
        </text:list-item>
        <text:list-item>
          <text:p text:style-name="P28">Primer ejemplo</text:p>
        </text:list-item>
        <text:list-item>
          <text:p text:style-name="P27">Elementos básicos</text:p>
        </text:list-item>
        <text:list-item>
          <text:p text:style-name="P27">Tipos de datos</text:p>
        </text:list-item>
        <text:list-item>
          <text:p text:style-name="P27">Declaración de variables</text:p>
        </text:list-item>
        <text:list-item>
          <text:p text:style-name="P27">Salida y entrada estándar</text:p>
        </text:list-item>
        <text:list-item>
          <text:p text:style-name="P27">Operadores</text:p>
        </text:list-item>
        <text:list-item>
          <text:p text:style-name="P27">Literales</text:p>
        </text:list-item>
        <text:list-item>
          <text:p text:style-name="P27">Estructuras <text:span text:style-name="T26">alternativas</text:span></text:p>
        </text:list-item>
        <text:list-item>
          <text:p text:style-name="P30">Ejemplos</text:p>
          <text:p text:style-name="P27"/>
        </text:list-item>
      </text:list>
      <text:h text:style-name="Heading_20_1" text:outline-level="1"><text:soft-page-break/>Ejercicios y tareas</text:h>
      <text:p text:style-name="Text_20_body">Es importante leer atentamente los apuntes <text:span text:style-name="T27">y realizar todos los ejercicios propuestos</text:span>. <text:span text:style-name="T27">Aunque estos son voluntarios y no evaluables (no cuentan para nota), en la práctica es como si fuera obligatorios porque es la única manera de aprender a programar.</text:span></text:p>
      <text:p text:style-name="Text_20_body">Recordad que debéis intentar realizar los ejercicios solos y <text:span text:style-name="T24">pedir ayuda solo cuando sea necesario.</text:span></text:p>
      <text:p text:style-name="P31"><text:span text:style-name="T27">Tendréis que </text:span><text:span text:style-name="T25">i</text:span><text:span text:style-name="T24">nstalar</text:span><text:span text:style-name="T27"> JDK y Netbeans en vuestro ordenador ya que es necesario para programar y lo utilizaremos durante todo el curso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/>
      <text:p text:style-name="P11">Licencia</text:p>
      <text:p text:style-name="P9"/>
      <text:p text:style-name="P17"><draw:frame draw:style-name="fr3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3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1" text:anchor-type="paragraph" svg:x="0.741cm" svg:y="0cm" svg:width="2.591cm" svg:height="0.907cm" draw:z-index="4"><draw:image xlink:href="Pictures/1000000000000076000000292ACBDB4C24C8DCD5.png" xlink:type="simple" xlink:show="embed" xlink:actuate="onLoad" loext:mime-type="image/png"/></draw:frame><text:span text:style-name="T10">Reconocimiento – NoComercial – CompartirIgual (by-nc-sa): No se permite un uso comercial</text:span><text:span text:style-name="T9"> de la obra original ni de las posibles obras derivadas, la distribución de las cuales se debe hacer con una licencia igual a la que regula la obra original. 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Calibri" svg:font-family="Calibri, sans-serif"/>
    <style:font-face style:name="OpenSymbol" svg:font-family="OpenSymbol"/>
    <style:font-face style:name="arial" svg:font-family="arial, helvetica, sans-serif"/>
    <style:font-face style:name="Calibri2" svg:font-family="Calibri" style:font-family-generic="swiss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1b3c5b"/>
    </style:style>
    <style:style style:name="MT4" style:family="text">
      <style:text-properties fo:color="#999966" officeooo:rsid="001fe28d"/>
    </style:style>
    <style:style style:name="MT5" style:family="text">
      <style:text-properties fo:color="#999966" officeooo:rsid="0027ea94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4</text:span><text:span text:style-name="MT2">. </text:span><text:span text:style-name="MT3">Introducción a java</text:span></text:p>
      </style:header>
      <style:footer>
        <text:p text:style-name="Footer"><text:span text:style-name="MT2">C</text:span><text:span text:style-name="MT4">f</text:span><text:span text:style-name="MT2">GS. Desarrollo de </text:span>Aplicaciones<text:span text:style-name="MT2"> WEB<text:tab/><text:tab/></text:span><text:span text:style-name="MT5">4</text:span><text:span text:style-name="MT2">.</text:span><text:span text:style-name="MT2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40M26S</meta:editing-duration>
    <meta:editing-cycles>21</meta:editing-cycles>
    <meta:generator>LibreOffice/6.3.2.2$Linux_X86_64 LibreOffice_project/30$Build-2</meta:generator>
    <dc:title>Plantilla CEED (1)</dc:title>
    <dc:date>2019-10-21T12:51:45.296722548</dc:date>
    <meta:document-statistic meta:table-count="0" meta:image-count="4" meta:object-count="0" meta:page-count="3" meta:paragraph-count="43" meta:word-count="281" meta:character-count="1858" meta:non-whitespace-character-count="1621"/>
    <meta:template xlink:type="simple" xlink:actuate="onRequest" xlink:title="Plantilla CEED (1)" xlink:href="../../../../../../.config/libreoffice/4/user/template/Plantilla%20CEED%20(1).ott" meta:date="2016-09-15T13:58:50.762648603"/>
  </office:meta>
</office:document-meta>
</file>